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buntu@ubuntu:~$ ls</text:p>
      <text:p text:style-name="Standard">Desktop <text:s/>Documents <text:s/>Downloads <text:s/>Music <text:s/>Pictures <text:s/>Public <text:s/>Templates <text:s/>Videos <text:s/>snap</text:p>
      <text:p text:style-name="Standard">ubuntu@ubuntu:~$ pwd</text:p>
      <text:p text:style-name="Standard">/home/ubuntu</text:p>
      <text:p text:style-name="Standard">ubuntu@ubuntu:~$ mkdir abc</text:p>
      <text:p text:style-name="Standard">ubuntu@ubuntu:~$ mkdir xyz</text:p>
      <text:p text:style-name="Standard">ubuntu@ubuntu:~$ rmdir xyz</text:p>
      <text:p text:style-name="Standard">ubuntu@ubuntu:~$ mv abc aim</text:p>
      <text:p text:style-name="Standard">ubuntu@ubuntu:~$ toch aim</text:p>
      <text:p text:style-name="Standard">Command 'toch' not found, did you mean:</text:p>
      <text:p text:style-name="Standard"><text:s text:c="2"/>command 'touch' from deb coreutils (9.1-1ubuntu2)</text:p>
      <text:p text:style-name="Standard">Try: sudo apt install &lt;deb name&gt;</text:p>
      <text:p text:style-name="Standard">ubuntu@ubuntu:~$ file aim</text:p>
      <text:p text:style-name="Standard">aim: directory</text:p>
      <text:p text:style-name="Standard">ubuntu@ubuntu:~$ find aim</text:p>
      <text:p text:style-name="Standard">aim</text:p>
      <text:p text:style-name="Standard">ubuntu@ubuntu:~$ time aim</text:p>
      <text:p text:style-name="Standard">Command 'aim' not found, did you mean:</text:p>
      <text:p text:style-name="Standard"><text:s text:c="2"/>command 'vim' from deb vim (2:9.0.1000-4ubuntu3)</text:p>
      <text:p text:style-name="Standard">Try: sudo apt install &lt;deb name&gt;</text:p>
      <text:p text:style-name="Standard"/>
      <text:p text:style-name="Standard">real<text:tab/>0m0.112s</text:p>
      <text:p text:style-name="Standard">user<text:tab/>0m0.100s</text:p>
      <text:p text:style-name="Standard">sys<text:tab/>0m0.010s</text:p>
      <text:p text:style-name="Standard">ubuntu@ubuntu:~$ cat aim</text:p>
      <text:p text:style-name="Standard">cat: aim: Is a directory</text:p>
      <text:p text:style-name="Standard">ubuntu@ubuntu:~$ sed aim</text:p>
      <text:p text:style-name="Standard">^C</text:p>
      <text:p text:style-name="Standard">ubuntu@ubuntu:~$ head aim</text:p>
      <text:p text:style-name="Standard">head: error reading 'aim': Is a directory</text:p>
      <text:p text:style-name="Standard">ubuntu@ubuntu:~$ tail aim</text:p>
      <text:p text:style-name="Standard">tail: error reading 'aim': Is a directory</text:p>
      <text:p text:style-name="Standard">ubuntu@ubuntu:~$ df aim</text:p>
      <text:p text:style-name="Standard">Filesystem <text:s text:c="4"/>1K-blocks <text:s text:c="2"/>Used Available Use% Mounted on</text:p>
      <text:p text:style-name="Standard">/cow <text:s text:c="12"/>1996788 166816 <text:s text:c="2"/>1829972 <text:s text:c="2"/>9% /</text:p>
      <text:p text:style-name="Standard">ubuntu@ubuntu:~$ du aim</text:p>
      <text:p text:style-name="Standard">0<text:tab/>aim</text:p>
      <text:p text:style-name="Standard">ubuntu@ubuntu:~$ top aim</text:p>
      <text:p text:style-name="Standard">top: unknown option 'aim'</text:p>
      <text:p text:style-name="Standard">ubuntu@ubuntu:~$ htop aim</text:p>
      <text:p text:style-name="Standard">Command 'htop' not found, but can be installed with:</text:p>
      <text:p text:style-name="Standard">sudo snap install htop <text:s/># version 3.2.2, or</text:p>
      <text:p text:style-name="Standard">sudo apt <text:s/>install htop <text:s/># version 3.2.2-1</text:p>
      <text:p text:style-name="Standard">See 'snap info htop' for additional versions.</text:p>
      <text:p text:style-name="Standard">ubuntu@ubuntu:~$ watch aim</text:p>
      <text:p text:style-name="Standard">ubuntu@ubuntu:~$ jobs aim</text:p>
      <text:p text:style-name="Standard">bash: jobs: aim: no such job</text:p>
      <text:p text:style-name="Standard">ubuntu@ubuntu:~$ tar aim</text:p>
      <text:p text:style-name="Standard">tar: You must specify one of the '-Acdtrux', '--delete' or '--test-label' options</text:p>
      <text:p text:style-name="Standard">Try 'tar --help' or 'tar --usage' for more information.</text:p>
      <text:p text:style-name="Standard">ubuntu@ubuntu:~$ zip and unzip aim</text:p>
      <text:p text:style-name="Standard"><text:tab/>zip warning: name not matched: unzip</text:p>
      <text:p text:style-name="Standard"><text:soft-page-break/><text:s text:c="2"/>adding: aim/ (stored 0%)</text:p>
      <text:p text:style-name="Standard">ubuntu@ubuntu:~$ cp aim</text:p>
      <text:p text:style-name="Standard">cp: missing destination file operand after 'aim'</text:p>
      <text:p text:style-name="Standard">Try 'cp --help' for more information.</text:p>
      <text:p text:style-name="Standard">ubuntu@ubuntu:~$ history</text:p>
      <text:p text:style-name="Standard"><text:s text:c="4"/>1 <text:s/>ls</text:p>
      <text:p text:style-name="Standard"><text:s text:c="4"/>2 <text:s/>pwd</text:p>
      <text:p text:style-name="Standard"><text:s text:c="4"/>3 <text:s/>cd</text:p>
      <text:p text:style-name="Standard"><text:s text:c="4"/>4 <text:s/>mkdir</text:p>
      <text:p text:style-name="Standard"><text:s text:c="4"/>5 <text:s/>rmdir</text:p>
      <text:p text:style-name="Standard"><text:s text:c="4"/>6 <text:s/>rm</text:p>
      <text:p text:style-name="Standard"><text:s text:c="4"/>7 <text:s/>cp</text:p>
      <text:p text:style-name="Standard"><text:s text:c="4"/>8 <text:s/>mv</text:p>
      <text:p text:style-name="Standard"><text:s text:c="4"/>9 <text:s/>touch</text:p>
      <text:p text:style-name="Standard"><text:s text:c="3"/>10 <text:s/>file</text:p>
      <text:p text:style-name="Standard"><text:s text:c="3"/>11 <text:s/>zip and unzip</text:p>
      <text:p text:style-name="Standard"><text:s text:c="3"/>12 <text:s/>tar</text:p>
      <text:p text:style-name="Standard"><text:s text:c="3"/>13 <text:s/>nano,vi,and jed</text:p>
      <text:p text:style-name="Standard"><text:s text:c="3"/>14 <text:s/>cat</text:p>
      <text:p text:style-name="Standard"><text:s text:c="3"/>15 <text:s/>grep</text:p>
      <text:p text:style-name="Standard"><text:s text:c="3"/>16 <text:s/>sed</text:p>
      <text:p text:style-name="Standard"><text:s text:c="3"/>17 <text:s/>head</text:p>
      <text:p text:style-name="Standard"><text:s text:c="3"/>18 <text:s/>tail</text:p>
      <text:p text:style-name="Standard"><text:s text:c="3"/>19 <text:s/>awk</text:p>
      <text:p text:style-name="Standard"><text:s text:c="3"/>20 <text:s/>sort</text:p>
      <text:p text:style-name="Standard"><text:s text:c="3"/>21 <text:s/>cut</text:p>
      <text:p text:style-name="Standard"><text:s text:c="3"/>22 <text:s/>diff</text:p>
      <text:p text:style-name="Standard"><text:s text:c="3"/>23 <text:s/>tee</text:p>
      <text:p text:style-name="Standard"><text:s text:c="3"/>24 <text:s/>locate</text:p>
      <text:p text:style-name="Standard"><text:s text:c="3"/>25 <text:s/>find</text:p>
      <text:p text:style-name="Standard"><text:s text:c="3"/>26 <text:s/>sudo</text:p>
      <text:p text:style-name="Standard"><text:s text:c="3"/>27 <text:s/>su</text:p>
      <text:p text:style-name="Standard"><text:s text:c="3"/>28 <text:s/>chmod</text:p>
      <text:p text:style-name="Standard"><text:s text:c="3"/>29 <text:s/>chown</text:p>
      <text:p text:style-name="Standard"><text:s text:c="3"/>30 <text:s/>useradd and userdel</text:p>
      <text:p text:style-name="Standard"><text:s text:c="3"/>31 <text:s/>df</text:p>
      <text:p text:style-name="Standard"><text:s text:c="3"/>32 <text:s/>du</text:p>
      <text:p text:style-name="Standard"><text:s text:c="3"/>33 <text:s/>ls</text:p>
      <text:p text:style-name="Standard"><text:s text:c="3"/>34 <text:s/>pwd</text:p>
      <text:p text:style-name="Standard"><text:s text:c="3"/>35 <text:s/>mkdir abc</text:p>
      <text:p text:style-name="Standard"><text:s text:c="3"/>36 <text:s/>mkdir xyz</text:p>
      <text:p text:style-name="Standard"><text:s text:c="3"/>37 <text:s/>rmdir xyz</text:p>
      <text:p text:style-name="Standard"><text:s text:c="3"/>38 <text:s/>mv abc aim</text:p>
      <text:p text:style-name="Standard"><text:s text:c="3"/>39 <text:s/>toch aim</text:p>
      <text:p text:style-name="Standard"><text:s text:c="3"/>40 <text:s/>file aim</text:p>
      <text:p text:style-name="Standard"><text:s text:c="3"/>41 <text:s/>find aim</text:p>
      <text:p text:style-name="Standard"><text:s text:c="3"/>42 <text:s/>time aim</text:p>
      <text:p text:style-name="Standard"><text:s text:c="3"/>43 <text:s/>cat aim</text:p>
      <text:p text:style-name="Standard"><text:s text:c="3"/>44 <text:s/>sed aim</text:p>
      <text:p text:style-name="Standard"><text:s text:c="3"/>45 <text:s/>head aim</text:p>
      <text:p text:style-name="Standard"><text:s text:c="3"/>46 <text:s/>tail aim</text:p>
      <text:p text:style-name="Standard"><text:s text:c="3"/>47 <text:s/>df aim</text:p>
      <text:p text:style-name="Standard"><text:soft-page-break/><text:s text:c="3"/>48 <text:s/>du aim</text:p>
      <text:p text:style-name="Standard"><text:s text:c="3"/>49 <text:s/>top aim</text:p>
      <text:p text:style-name="Standard"><text:s text:c="3"/>50 <text:s/>htop aim</text:p>
      <text:p text:style-name="Standard"><text:s text:c="3"/>51 <text:s/>watch aim</text:p>
      <text:p text:style-name="Standard"><text:s text:c="3"/>52 <text:s/>jobs aim</text:p>
      <text:p text:style-name="Standard"><text:s text:c="3"/>53 <text:s/>tar aim</text:p>
      <text:p text:style-name="Standard"><text:s text:c="3"/>54 <text:s/>zip and unzip aim</text:p>
      <text:p text:style-name="Standard"><text:s text:c="3"/>55 <text:s/>cp aim</text:p>
      <text:p text:style-name="Standard"><text:s text:c="3"/>56 <text:s/>history</text:p>
      <text:p text:style-name="Standard">ubuntu@ubuntu:~$ cd aim</text:p>
      <text:p text:style-name="Standard">ubuntu@ubuntu:~/aim$ abc</text:p>
      <text:p text:style-name="Standard">Command 'abc' not found, did you mean:</text:p>
      <text:p text:style-name="Standard"><text:s text:c="2"/>command 'ac' from deb acct (6.6.4-5)</text:p>
      <text:p text:style-name="Standard"><text:s text:c="2"/>command 'bc' from deb bc (1.07.1-3build1)</text:p>
      <text:p text:style-name="Standard"><text:s text:c="2"/>command 'ab' from deb apache2-utils (2.4.55-1ubuntu2)</text:p>
      <text:p text:style-name="Standard">Try: sudo apt install &lt;deb name&gt;</text:p>
      <text:p text:style-name="Standard">ubuntu@ubuntu:~/aim$ ^C</text:p>
      <text:p text:style-name="Standard">ubuntu@ubuntu:~/aim$ grep ai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6:32:37.114493767</meta:creation-date>
    <dc:date>2023-09-28T16:33:09.987327398</dc:date>
    <meta:editing-duration>PT33S</meta:editing-duration>
    <meta:editing-cycles>1</meta:editing-cycles>
    <meta:document-statistic meta:table-count="0" meta:image-count="0" meta:object-count="0" meta:page-count="3" meta:paragraph-count="121" meta:word-count="436" meta:character-count="2746" meta:non-whitespace-character-count="2157"/>
    <meta:generator>LibreOffice/7.5.2.2$Linux_X86_64 LibreOffice_project/50$Build-2</meta:generator>
  </office:meta>
</office:document-meta>
</file>